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3.131cm" style:use-optimal-column-width="false"/>
    </style:style>
    <style:style style:name="co2" style:family="table-column">
      <style:table-column-properties style:column-width="3.145cm" style:use-optimal-column-width="false"/>
    </style:style>
    <style:style style:name="ro1" style:family="table-row">
      <style:table-row-properties style:row-height="1.678cm"/>
    </style:style>
    <style:style style:name="ro2" style:family="table-row">
      <style:table-row-properties style:row-height="1.717cm"/>
    </style:style>
    <style:style style:name="ro3" style:family="table-row">
      <style:table-row-properties style:row-height="1.682cm"/>
    </style:style>
    <style:style style:name="ce1" style:family="table-cell">
      <style:graphic-properties draw:fill="solid" draw:fill-color="#80808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3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</style:style>
    <style:style style:name="ce4" style:family="table-cell">
      <style:graphic-properties draw:fill="solid" draw:fill-color="#008000" style:repeat="repeat" fo:padding-top="0.1cm" fo:padding-bottom="0.1cm" fo:padding-left="0.1cm" fo:padding-right="0.1cm"/>
      <style:paragraph-properties fo:border="0.001cm solid #000000"/>
    </style:style>
    <style:style style:name="ce5" style:family="table-cell">
      <style:graphic-properties draw:fill="solid" draw:fill-color="#ffff00" style:repeat="repeat" fo:padding-top="0.1cm" fo:padding-bottom="0.1cm" fo:padding-left="0.1cm" fo:padding-right="0.1cm"/>
      <style:paragraph-properties fo:border="0.001cm solid #000000"/>
    </style:style>
    <style:style style:name="ce6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7" style:family="table-cell">
      <style:graphic-properties draw:fill="solid" draw:fill-color="#000080" style:repeat="repeat" fo:padding-top="0.1cm" fo:padding-bottom="0.1cm" fo:padding-left="0.1cm" fo:padding-right="0.1cm"/>
      <style:paragraph-properties fo:border="0.001cm solid #000000"/>
    </style:style>
    <style:style style:name="ce8" style:family="table-cell">
      <style:graphic-properties draw:fill="solid" draw:fill-color="#800000" style:repeat="repeat" fo:padding-top="0.1cm" fo:padding-bottom="0.1cm" fo:padding-left="0.1cm" fo:padding-right="0.1cm"/>
      <style:paragraph-properties fo:border="0.001cm solid #000000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</office:automatic-styles>
  <office:body>
    <office:presentation>
      <draw:page draw:name="scan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1)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2)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6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 table:style-name="ce1"/>
              <table:table-cell table:style-name="ce2"/>
              <table:table-cell table:style-name="ce2"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8"/>
              <table:table-cell table:style-name="ce3"/>
              <table:table-cell table:style-name="ce1"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3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running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 table:style-name="ce3"/>
              <table:table-cell table:style-name="ce4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7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 table:style-name="ce3"/>
              <table:table-cell table:style-name="ce3"/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 table:style-name="ce2"/>
              <table:table-cell/>
              <table:table-cell/>
            </table:table-row>
            <table:table-row table:style-name="ro1" table:default-cell-style-name="ce3">
              <table:table-cell table:style-name="ce2"/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8"/>
            </table:table-row>
            <table:table-row table:style-name="ro1" table:default-cell-style-name="ce2">
              <table:table-cell/>
              <table:table-cell table:style-name="ce4"/>
              <table:table-cell table:style-name="ce8"/>
              <table:table-cell table:style-name="ce3"/>
              <table:table-cell/>
              <table:table-cell/>
              <table:table-cell table:style-name="ce3"/>
              <table:table-cell table:style-name="ce4"/>
            </table:table-row>
            <table:table-row table:style-name="ro3" table:default-cell-style-name="ce2"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 table:style-name="ce3"/>
              <table:table-cell table:style-name="ce4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3"/>
              <table:table-cell table:style-name="ce3"/>
              <table:table-cell table:style-name="ce7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 table:style-name="ce9"/>
              <table:table-cell/>
              <table:table-cell/>
            </table:table-row>
            <table:table-row table:style-name="ro1" table:default-cell-style-name="ce3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 table:style-name="ce3"/>
              <table:table-cell/>
              <table:table-cell/>
              <table:table-cell table:style-name="ce3"/>
              <table:table-cell table:style-name="ce4"/>
            </table:table-row>
            <table:table-row table:style-name="ro3" table:default-cell-style-name="ce9"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2" draw:text-style-name="P2" draw:layer="layout" svg:width="2cm" svg:height="0.9cm" svg:x="6.8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2.5cm" svg:y="11cm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8.8cm" svg:y="7.7cm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24.5cm" svg:y="14.5cm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draw:transform="rotate (-0.785398163398487) translate (14.193cm 10.9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evant movements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2"/>
              <table:table-cell table:style-name="ce2"/>
              <table:table-cell table:style-name="ce7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 table:style-name="ce2"/>
              <table:table-cell/>
              <table:table-cell/>
              <table:table-cell table:style-name="ce2"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" draw:text-style-name="P2" draw:layer="layout" svg:width="2cm" svg:height="0.9cm" svg:x="6.8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8.8cm" svg:y="7.7cm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24.5cm" svg:y="14.5cm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ucial event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placeholder="true">
          <draw:text-box/>
        </draw:frame>
        <draw:frame draw:style-name="standard" draw:layer="layout" svg:width="25.061cm" svg:height="13.466cm" svg:x="1.5cm" svg:y="5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 table:style-name="ce9"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6"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6">
              <table:table-cell table:style-name="ce9"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2cm" svg:height="0.9cm" svg:x="6.8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8.8cm" svg:y="7.7cm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24.5cm" svg:y="14.5cm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8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3T20:05:39.03</meta:creation-date>
    <meta:editing-duration>PT00H24M16S</meta:editing-duration>
    <meta:editing-cycles>4</meta:editing-cycles>
    <dc:date>2011-01-03T22:00:33.22</dc:date>
    <meta:generator>OpenOffice.org/3.2$Win32 OpenOffice.org_project/320m18$Build-9502</meta:generator>
    <meta:document-statistic meta:object-count="72"/>
  </office:meta>
</office:document-meta>
</file>